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paragraph-rsid="000687a4"/>
    </style:style>
    <style:style style:name="P2" style:family="paragraph" style:parent-style-name="Standard">
      <style:text-properties style:font-name="Instrument Serif" officeooo:paragraph-rsid="00091833"/>
    </style:style>
    <style:style style:name="P3" style:family="paragraph" style:parent-style-name="Standard">
      <style:text-properties style:font-name="Instrument Serif" officeooo:rsid="000cb721" officeooo:paragraph-rsid="000cb721"/>
    </style:style>
    <style:style style:name="P4" style:family="paragraph" style:parent-style-name="Standard">
      <style:text-properties style:font-name="Instrument Serif" officeooo:rsid="000fd9db" officeooo:paragraph-rsid="000fd9db"/>
    </style:style>
    <style:style style:name="T1" style:family="text">
      <style:text-properties officeooo:rsid="000687a4"/>
    </style:style>
    <style:style style:name="T2" style:family="text">
      <style:text-properties officeooo:rsid="00091833"/>
    </style:style>
    <style:style style:name="T3" style:family="text">
      <style:text-properties officeooo:rsid="000afeba"/>
    </style:style>
    <style:style style:name="T4" style:family="text">
      <style:text-properties officeooo:rsid="000c2fa9"/>
    </style:style>
    <style:style style:name="T5" style:family="text">
      <style:text-properties officeooo:rsid="000fd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ergy S</text:span>ecretary Chris Wright,</text:p>
      <text:p text:style-name="P1"/>
      <text:p text:style-name="P2"><text:span text:style-name="T2">Hello Sir, my name is David Richards and Richards American Defense Company is by business as one can determine by a verified proof of work that forms a unblockable chain of evidence starting from the commercial and government entity code: Niner, Mike, Yankee, Three, Eight; and following the facts forward or backwards through time or any other investigation source and method as need be. Richards American Defense </text:span><text:span text:style-name="T3">has the same number of letters as Richards American Offense, and the same number spaces and words but off by two </text:span><text:span text:style-name="T4">letters</text:span><text:span text:style-name="T3">. </text:span><text:span text:style-name="T4">The string </text:span><text:span text:style-name="T3">Richards American </text:span><text:span text:style-name="T4">is</text:span><text:span text:style-name="T3"> two eight letter words </text:span><text:span text:style-name="T4">found on my officially delivery certificate </text:span><text:span text:style-name="T3">as ordered </text:span><text:span text:style-name="T4">by the Army officer commanding my deployment.</text:span></text:p>
      <text:p text:style-name="P2"/>
      <text:p text:style-name="P3">In nineteen ninety two I was nine and saw terminator two. It was also when I first saw the ocean too, and predetermined to see my mission through. On the way to <text:span text:style-name="T5">D</text:span>uck I rode in a monster truck. The truck was called the grave digger, and it can dig graves really very good. Like massive graves <text:span text:style-name="T5">for commie tyrants who make lives a beech.</text:span></text:p>
      <text:p text:style-name="P4">I wasn’t retarded or retardable even by an internetwork of obstructions, I’ll fraking energeticly disruptem with a bill of materials on a 10 kilometer foot pol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2:48:20.624955378</meta:creation-date>
    <dc:title>t2</dc:title>
    <meta:editing-duration>PT10M29S</meta:editing-duration>
    <meta:editing-cycles>4</meta:editing-cycles>
    <meta:generator>LibreOffice/25.8.2.2$Linux_X86_64 LibreOffice_project/580$Build-2</meta:generator>
    <meta:print-date>2025-11-30T03:07:50.466540038</meta:print-date>
    <dc:date>2025-11-30T04:43:29.146968677</dc:date>
    <meta:document-statistic meta:table-count="0" meta:image-count="0" meta:object-count="0" meta:page-count="1" meta:paragraph-count="4" meta:word-count="208" meta:character-count="1218" meta:non-whitespace-character-count="1013"/>
    <meta:template xlink:type="simple" xlink:actuate="onRequest" xlink:title="t2" xlink:href="../../.config/libreoffice/4/user/template/t2.ott" meta:date="2025-11-30T02:48:19.822058353"/>
  </office:meta>
</office:document-meta>
</file>